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.getXsi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.getNamespaceFor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.getXsi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.textIsWhitespa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idate.emitEvent( int ki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e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.emit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alidate.proces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Validat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.getText( int ws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idate.getXsiNo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.doAtt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alidate.Validate( Cur c , ValidatorListener s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alidate.getLocationAsCur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.getXsi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.getT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